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1ae7" officeooo:paragraph-rsid="00171ae7"/>
    </style:style>
    <style:style style:name="P2" style:family="paragraph" style:parent-style-name="Standard">
      <style:paragraph-properties fo:text-align="justify" style:justify-single-word="false"/>
      <style:text-properties officeooo:rsid="00171ae7" officeooo:paragraph-rsid="03b306da"/>
    </style:style>
    <style:style style:name="P3" style:family="paragraph" style:parent-style-name="Standard">
      <style:paragraph-properties fo:text-align="justify" style:justify-single-word="false"/>
      <style:text-properties officeooo:rsid="00171ae7" officeooo:paragraph-rsid="00440b8a"/>
    </style:style>
    <style:style style:name="P4" style:family="paragraph" style:parent-style-name="Standard">
      <style:paragraph-properties fo:text-align="justify" style:justify-single-word="false"/>
      <style:text-properties officeooo:rsid="00171ae7" officeooo:paragraph-rsid="00171ae7"/>
    </style:style>
    <style:style style:name="P5" style:family="paragraph" style:parent-style-name="Standard">
      <style:paragraph-properties fo:text-align="justify" style:justify-single-word="false"/>
      <style:text-properties officeooo:rsid="0074c984" officeooo:paragraph-rsid="0074c984"/>
    </style:style>
    <style:style style:name="P6" style:family="paragraph" style:parent-style-name="Standard">
      <style:paragraph-properties fo:text-align="justify" style:justify-single-word="false"/>
      <style:text-properties officeooo:rsid="0074c984" officeooo:paragraph-rsid="00b71619"/>
    </style:style>
    <style:style style:name="P7" style:family="paragraph" style:parent-style-name="Standard">
      <style:text-properties fo:font-size="12pt" officeooo:rsid="00171ae7" officeooo:paragraph-rsid="00171ae7"/>
    </style:style>
    <style:style style:name="P8" style:family="paragraph" style:parent-style-name="Standard">
      <style:paragraph-properties fo:text-align="end" style:justify-single-word="false"/>
      <style:text-properties fo:font-size="12pt" officeooo:rsid="03736290" officeooo:paragraph-rsid="03736290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9bb577" officeooo:paragraph-rsid="009bb57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8ebc2e" officeooo:paragraph-rsid="01a3e3e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192cc87" officeooo:paragraph-rsid="03c9323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officeooo:rsid="01262f32" officeooo:paragraph-rsid="030eba01"/>
    </style:style>
    <style:style style:name="P13" style:family="paragraph" style:parent-style-name="Standard">
      <style:paragraph-properties fo:text-align="justify" style:justify-single-word="false"/>
      <style:text-properties fo:font-size="14pt" officeooo:rsid="01262f32" officeooo:paragraph-rsid="0074c984"/>
    </style:style>
    <style:style style:name="P14" style:family="paragraph" style:parent-style-name="Standard">
      <style:paragraph-properties fo:text-align="justify" style:justify-single-word="false"/>
      <style:text-properties officeooo:rsid="00b3dcdd" officeooo:paragraph-rsid="00b3dcdd"/>
    </style:style>
    <style:style style:name="P15" style:family="paragraph" style:parent-style-name="Standard">
      <style:paragraph-properties fo:text-align="justify" style:justify-single-word="false"/>
      <style:text-properties officeooo:rsid="00d617f4" officeooo:paragraph-rsid="00d617f4"/>
    </style:style>
    <style:style style:name="P16" style:family="paragraph" style:parent-style-name="Standard">
      <style:paragraph-properties fo:text-align="justify" style:justify-single-word="false"/>
      <style:text-properties officeooo:rsid="00edee50" officeooo:paragraph-rsid="00edee50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111b9a2" officeooo:paragraph-rsid="0111b9a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15043a9" officeooo:paragraph-rsid="015043a9"/>
    </style:style>
    <style:style style:name="P19" style:family="paragraph" style:parent-style-name="Standard">
      <style:paragraph-properties fo:text-align="justify" style:justify-single-word="false"/>
      <style:text-properties officeooo:rsid="00b3e07b" officeooo:paragraph-rsid="00cce3ad"/>
    </style:style>
    <style:style style:name="P20" style:family="paragraph" style:parent-style-name="Standard">
      <style:paragraph-properties fo:text-align="start" style:justify-single-word="false"/>
      <style:text-properties officeooo:rsid="01262f32" officeooo:paragraph-rsid="030eba01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4c984" officeooo:paragraph-rsid="0111b9a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3d89bfd" officeooo:paragraph-rsid="041ef9f5"/>
    </style:style>
    <style:style style:name="P23" style:family="paragraph" style:parent-style-name="Standard">
      <style:paragraph-properties fo:text-align="justify" style:justify-single-word="false"/>
      <style:text-properties officeooo:rsid="01b61987" officeooo:paragraph-rsid="04eeb6e3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b3dcdd" officeooo:paragraph-rsid="00b3dcdd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bold" officeooo:rsid="0074c984" officeooo:paragraph-rsid="0074c984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bold" officeooo:rsid="0074c984" officeooo:paragraph-rsid="03c1af7b" style:font-weight-asian="bold" style:font-weight-complex="bold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bold" officeooo:rsid="0074c984" officeooo:paragraph-rsid="04a43411" style:font-weight-asian="bold" style:font-weight-complex="bold"/>
    </style:style>
    <style:style style:name="P28" style:family="paragraph" style:parent-style-name="Standard" style:list-style-name="L4">
      <style:paragraph-properties fo:text-align="justify" style:justify-single-word="false"/>
      <style:text-properties fo:font-weight="bold" officeooo:rsid="0074c984" officeooo:paragraph-rsid="03c5dc6d" style:font-weight-asian="bold" style:font-weight-complex="bold"/>
    </style:style>
    <style:style style:name="P29" style:family="paragraph" style:parent-style-name="Standard" style:list-style-name="L2">
      <style:paragraph-properties fo:text-align="justify" style:justify-single-word="false"/>
      <style:text-properties fo:font-weight="bold" officeooo:rsid="0154ed14" officeooo:paragraph-rsid="03c1af7b" style:font-weight-asian="bold" style:font-weight-complex="bold"/>
    </style:style>
    <style:style style:name="P30" style:family="paragraph" style:parent-style-name="Standard" style:list-style-name="L3">
      <style:paragraph-properties fo:text-align="justify" style:justify-single-word="false"/>
      <style:text-properties fo:font-weight="bold" officeooo:rsid="00f9d23e" officeooo:paragraph-rsid="03c4e445" style:font-weight-asian="bold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fo:font-weight="bold" officeooo:rsid="0107a22b" officeooo:paragraph-rsid="04a43411" style:font-weight-asian="bold" style:font-weight-complex="bold"/>
    </style:style>
    <style:style style:name="P32" style:family="paragraph" style:parent-style-name="Standard" style:list-style-name="L3">
      <style:paragraph-properties fo:text-align="justify" style:justify-single-word="false"/>
      <style:text-properties fo:font-weight="bold" officeooo:rsid="00f854cd" officeooo:paragraph-rsid="04a43411" style:font-weight-asian="bold" style:font-weight-complex="bold"/>
    </style:style>
    <style:style style:name="P33" style:family="paragraph" style:parent-style-name="Standard" style:list-style-name="L3">
      <style:paragraph-properties fo:text-align="justify" style:justify-single-word="false"/>
      <style:text-properties fo:font-weight="bold" officeooo:rsid="00f15a1f" officeooo:paragraph-rsid="04a43411" style:font-weight-asian="bold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fo:font-weight="bold" officeooo:rsid="00fb6f19" officeooo:paragraph-rsid="03c4e445" style:font-weight-asian="bold" style:font-weight-complex="bold"/>
    </style:style>
    <style:style style:name="P35" style:family="paragraph" style:parent-style-name="Standard" style:list-style-name="L5">
      <style:paragraph-properties fo:text-align="justify" style:justify-single-word="false"/>
      <style:text-properties fo:font-weight="bold" officeooo:rsid="04eebd44" officeooo:paragraph-rsid="04f5b6a5" style:font-weight-asian="bold" style:font-weight-complex="bold"/>
    </style:style>
    <style:style style:name="P36" style:family="paragraph" style:parent-style-name="Standard" style:list-style-name="L5">
      <style:paragraph-properties fo:text-align="justify" style:justify-single-word="false"/>
      <style:text-properties fo:font-weight="bold" officeooo:rsid="04eebd44" officeooo:paragraph-rsid="04eebd44" style:font-weight-asian="bold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officeooo:rsid="00f9d23e" officeooo:paragraph-rsid="01189a0b"/>
    </style:style>
    <style:style style:name="P38" style:family="paragraph" style:parent-style-name="Standard" style:list-style-name="L4">
      <style:paragraph-properties fo:text-align="justify" style:justify-single-word="false"/>
      <style:text-properties officeooo:rsid="0074c984" officeooo:paragraph-rsid="03c5dc6d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3239379" officeooo:paragraph-rsid="04eeb6e3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12618aa" officeooo:paragraph-rsid="04eeb6e3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5b90f25" officeooo:paragraph-rsid="05b90f25" style:font-weight-asian="normal" style:font-weight-complex="normal"/>
    </style:style>
    <style:style style:name="P42" style:family="paragraph" style:parent-style-name="Standard" style:list-style-name="L6">
      <style:paragraph-properties fo:text-align="justify" style:justify-single-word="false"/>
      <style:text-properties fo:font-size="12pt" fo:font-weight="bold" officeooo:rsid="04def76e" officeooo:paragraph-rsid="050c15e5" style:font-weight-asian="bold" style:font-weight-complex="bold"/>
    </style:style>
    <style:style style:name="P43" style:family="paragraph" style:parent-style-name="Standard" style:list-style-name="L6">
      <style:paragraph-properties fo:text-align="justify" style:justify-single-word="false"/>
      <style:text-properties fo:font-size="12pt" fo:font-weight="bold" officeooo:rsid="05207309" officeooo:paragraph-rsid="05207309" style:font-weight-asian="bold" style:font-weight-complex="bold"/>
    </style:style>
    <style:style style:name="P44" style:family="paragraph" style:parent-style-name="Standard" style:list-style-name="L6">
      <style:paragraph-properties fo:text-align="justify" style:justify-single-word="false"/>
      <style:text-properties fo:font-size="12pt" fo:font-style="normal" fo:font-weight="bold" officeooo:rsid="04d95d0a" officeooo:paragraph-rsid="050c15e5" style:font-style-asian="normal" style:font-weight-asian="bold" style:font-style-complex="normal" style:font-weight-complex="bold"/>
    </style:style>
    <style:style style:name="P45" style:family="paragraph" style:parent-style-name="Standard" style:list-style-name="L6">
      <style:paragraph-properties fo:text-align="justify" style:justify-single-word="false"/>
      <style:text-properties fo:font-size="12pt" fo:font-style="normal" fo:font-weight="bold" officeooo:rsid="04e100cb" officeooo:paragraph-rsid="050c15e5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fo:font-style="italic" fo:font-weight="normal" officeooo:rsid="04e100cb" officeooo:paragraph-rsid="01acb5f2" style:font-style-asian="italic" style:font-weight-asian="normal" style:font-style-complex="italic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fo:color="#000000" fo:font-size="12pt" fo:font-weight="bold" officeooo:rsid="0496a09c" officeooo:paragraph-rsid="0496a09c" style:font-weight-asian="bold" style:font-weight-complex="bold"/>
    </style:style>
    <style:style style:name="P48" style:family="paragraph" style:parent-style-name="Standard" style:list-style-name="L7">
      <style:paragraph-properties fo:text-align="justify" style:justify-single-word="false"/>
      <style:text-properties fo:color="#000000" fo:font-size="12pt" fo:font-weight="bold" officeooo:rsid="0496a09c" officeooo:paragraph-rsid="04a6e1a5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size="12pt" fo:font-weight="bold" officeooo:rsid="0496a09c" officeooo:paragraph-rsid="04a6e1a5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size="12pt" fo:font-weight="bold" officeooo:rsid="0496a09c" officeooo:paragraph-rsid="054f90f5" style:font-weight-asian="bold" style:font-weight-complex="bold"/>
    </style:style>
    <style:style style:name="P51" style:family="paragraph" style:parent-style-name="Standard" style:list-style-name="L8">
      <style:paragraph-properties fo:text-align="justify" style:justify-single-word="false"/>
      <style:text-properties fo:color="#000000" fo:font-size="12pt" fo:font-weight="bold" officeooo:rsid="0496a09c" officeooo:paragraph-rsid="054f90f5" style:font-weight-asian="bold" style:font-weight-complex="bold"/>
    </style:style>
    <style:style style:name="P52" style:family="paragraph" style:parent-style-name="Standard" style:list-style-name="L8">
      <style:paragraph-properties fo:text-align="justify" style:justify-single-word="false"/>
      <style:text-properties fo:color="#000000" fo:font-size="12pt" fo:font-weight="bold" officeooo:rsid="0496a09c" officeooo:paragraph-rsid="0550948b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fo:font-size="14pt" fo:font-weight="normal" officeooo:rsid="03e7b6e0" officeooo:paragraph-rsid="058c0f35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officeooo:rsid="00171ae7" officeooo:paragraph-rsid="05246272"/>
    </style:style>
    <style:style style:name="P55" style:family="paragraph" style:parent-style-name="Standard">
      <style:paragraph-properties fo:text-align="justify" style:justify-single-word="false"/>
      <style:text-properties officeooo:rsid="00171ae7" officeooo:paragraph-rsid="052893e5"/>
    </style:style>
    <style:style style:name="P56" style:family="paragraph" style:parent-style-name="Standard">
      <style:paragraph-properties fo:text-align="justify" style:justify-single-word="false"/>
      <style:text-properties fo:font-size="14pt" fo:font-weight="normal" officeooo:rsid="03e7b6e0" officeooo:paragraph-rsid="05708724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4pt" fo:font-weight="normal" officeooo:rsid="05be3ba4" officeooo:paragraph-rsid="05be3ba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rsid="01b61987" officeooo:paragraph-rsid="04d95d0a"/>
    </style:style>
    <style:style style:name="P59" style:family="paragraph" style:parent-style-name="Standard">
      <style:paragraph-properties fo:text-align="justify" style:justify-single-word="false"/>
      <style:text-properties fo:color="#800000" fo:font-size="12pt" fo:font-weight="normal" officeooo:rsid="01a84301" officeooo:paragraph-rsid="054f90f5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800000" fo:font-size="12pt" fo:font-weight="normal" officeooo:rsid="01a84301" officeooo:paragraph-rsid="05661f10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officeooo:rsid="0550948b" officeooo:paragraph-rsid="059e0a25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fo:font-size="20pt" fo:font-weight="normal" officeooo:rsid="036e87e3" officeooo:paragraph-rsid="05c29650" style:font-weight-asian="normal" style:font-weight-complex="normal"/>
    </style:style>
    <style:style style:name="P63" style:family="paragraph" style:parent-style-name="Standard">
      <style:paragraph-properties fo:text-align="end" style:justify-single-word="false"/>
      <style:text-properties fo:font-size="10pt" officeooo:rsid="03736290" officeooo:paragraph-rsid="03736290"/>
    </style:style>
    <style:style style:name="T1" style:family="text">
      <style:text-properties officeooo:rsid="001bfaf1"/>
    </style:style>
    <style:style style:name="T2" style:family="text">
      <style:text-properties officeooo:rsid="0024d6d0"/>
    </style:style>
    <style:style style:name="T3" style:family="text">
      <style:text-properties officeooo:rsid="0037c478"/>
    </style:style>
    <style:style style:name="T4" style:family="text">
      <style:text-properties officeooo:rsid="003d7acc"/>
    </style:style>
    <style:style style:name="T5" style:family="text">
      <style:text-properties officeooo:rsid="005aacae"/>
    </style:style>
    <style:style style:name="T6" style:family="text">
      <style:text-properties officeooo:rsid="005d0dfa"/>
    </style:style>
    <style:style style:name="T7" style:family="text">
      <style:text-properties officeooo:rsid="006de02c"/>
    </style:style>
    <style:style style:name="T8" style:family="text">
      <style:text-properties officeooo:rsid="007353d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fb6f19" style:font-weight-asian="bold" style:font-weight-complex="bold"/>
    </style:style>
    <style:style style:name="T11" style:family="text">
      <style:text-properties fo:font-weight="bold" officeooo:rsid="00fd9583" style:font-weight-asian="bold" style:font-weight-complex="bold"/>
    </style:style>
    <style:style style:name="T12" style:family="text">
      <style:text-properties fo:font-weight="bold" officeooo:rsid="00ff0120" style:font-weight-asian="bold" style:font-weight-complex="bold"/>
    </style:style>
    <style:style style:name="T13" style:family="text">
      <style:text-properties fo:font-weight="bold" officeooo:rsid="0102ea42" style:font-weight-asian="bold" style:font-weight-complex="bold"/>
    </style:style>
    <style:style style:name="T14" style:family="text">
      <style:text-properties fo:font-weight="bold" officeooo:rsid="0107a22b" style:font-weight-asian="bold" style:font-weight-complex="bold"/>
    </style:style>
    <style:style style:name="T15" style:family="text">
      <style:text-properties fo:font-weight="bold" officeooo:rsid="010b2838" style:font-weight-asian="bold" style:font-weight-complex="bold"/>
    </style:style>
    <style:style style:name="T16" style:family="text">
      <style:text-properties fo:font-weight="bold" officeooo:rsid="010e06b0" style:font-weight-asian="bold" style:font-weight-complex="bold"/>
    </style:style>
    <style:style style:name="T17" style:family="text">
      <style:text-properties fo:font-weight="bold" officeooo:rsid="0119f36c" style:font-weight-asian="bold" style:font-weight-complex="bold"/>
    </style:style>
    <style:style style:name="T18" style:family="text">
      <style:text-properties fo:font-weight="bold" officeooo:rsid="00f854cd" style:font-weight-asian="bold" style:font-weight-complex="bold"/>
    </style:style>
    <style:style style:name="T19" style:family="text">
      <style:text-properties officeooo:rsid="00e11253"/>
    </style:style>
    <style:style style:name="T20" style:family="text">
      <style:text-properties officeooo:rsid="00e6e9eb"/>
    </style:style>
    <style:style style:name="T21" style:family="text">
      <style:text-properties officeooo:rsid="00eaa6f2"/>
    </style:style>
    <style:style style:name="T22" style:family="text">
      <style:text-properties officeooo:rsid="00fd9583"/>
    </style:style>
    <style:style style:name="T23" style:family="text">
      <style:text-properties officeooo:rsid="01137f9b"/>
    </style:style>
    <style:style style:name="T24" style:family="text">
      <style:text-properties officeooo:rsid="01317f12"/>
    </style:style>
    <style:style style:name="T25" style:family="text">
      <style:text-properties officeooo:rsid="0145367d"/>
    </style:style>
    <style:style style:name="T26" style:family="text">
      <style:text-properties officeooo:rsid="014ca86f"/>
    </style:style>
    <style:style style:name="T27" style:family="text">
      <style:text-properties officeooo:rsid="014e8f07"/>
    </style:style>
    <style:style style:name="T28" style:family="text">
      <style:text-properties officeooo:rsid="0150ee1b"/>
    </style:style>
    <style:style style:name="T29" style:family="text">
      <style:text-properties officeooo:rsid="0152b71b"/>
    </style:style>
    <style:style style:name="T30" style:family="text">
      <style:text-properties officeooo:rsid="01a12277"/>
    </style:style>
    <style:style style:name="T31" style:family="text">
      <style:text-properties officeooo:rsid="009ee5a4"/>
    </style:style>
    <style:style style:name="T32" style:family="text">
      <style:text-properties officeooo:rsid="01b6bfa7"/>
    </style:style>
    <style:style style:name="T33" style:family="text">
      <style:text-properties officeooo:rsid="01b837c6"/>
    </style:style>
    <style:style style:name="T34" style:family="text">
      <style:text-properties officeooo:rsid="03518967"/>
    </style:style>
    <style:style style:name="T35" style:family="text">
      <style:text-properties officeooo:rsid="03583ae8"/>
    </style:style>
    <style:style style:name="T36" style:family="text">
      <style:text-properties officeooo:rsid="03857d2f"/>
    </style:style>
    <style:style style:name="T37" style:family="text">
      <style:text-properties officeooo:rsid="038b2135"/>
    </style:style>
    <style:style style:name="T38" style:family="text">
      <style:text-properties officeooo:rsid="0390194c"/>
    </style:style>
    <style:style style:name="T39" style:family="text">
      <style:text-properties officeooo:rsid="03914830"/>
    </style:style>
    <style:style style:name="T40" style:family="text">
      <style:text-properties officeooo:rsid="0395f9eb"/>
    </style:style>
    <style:style style:name="T41" style:family="text">
      <style:text-properties officeooo:rsid="0399f8ab"/>
    </style:style>
    <style:style style:name="T42" style:family="text">
      <style:text-properties officeooo:rsid="03b0e76c"/>
    </style:style>
    <style:style style:name="T43" style:family="text">
      <style:text-properties officeooo:rsid="03b306da"/>
    </style:style>
    <style:style style:name="T44" style:family="text">
      <style:text-properties officeooo:rsid="00171ae7"/>
    </style:style>
    <style:style style:name="T45" style:family="text">
      <style:text-properties officeooo:rsid="03b460b2"/>
    </style:style>
    <style:style style:name="T46" style:family="text">
      <style:text-properties officeooo:rsid="03b58608"/>
    </style:style>
    <style:style style:name="T47" style:family="text">
      <style:text-properties officeooo:rsid="03b97f87"/>
    </style:style>
    <style:style style:name="T48" style:family="text">
      <style:text-properties officeooo:rsid="03bb50de"/>
    </style:style>
    <style:style style:name="T49" style:family="text">
      <style:text-properties officeooo:rsid="03bba95f"/>
    </style:style>
    <style:style style:name="T50" style:family="text">
      <style:text-properties officeooo:rsid="0154ed14"/>
    </style:style>
    <style:style style:name="T51" style:family="text">
      <style:text-properties officeooo:rsid="03c93236"/>
    </style:style>
    <style:style style:name="T52" style:family="text">
      <style:text-properties officeooo:rsid="040352b3"/>
    </style:style>
    <style:style style:name="T53" style:family="text">
      <style:text-properties officeooo:rsid="040b9eb8"/>
    </style:style>
    <style:style style:name="T54" style:family="text">
      <style:text-properties fo:font-size="12pt" fo:font-weight="normal" style:font-weight-asian="normal" style:font-weight-complex="normal"/>
    </style:style>
    <style:style style:name="T55" style:family="text">
      <style:text-properties fo:font-size="12pt" fo:font-weight="normal" officeooo:rsid="03239379" style:font-weight-asian="normal" style:font-weight-complex="normal"/>
    </style:style>
    <style:style style:name="T56" style:family="text">
      <style:text-properties fo:font-size="12pt" fo:font-weight="normal" officeooo:rsid="012618aa" style:font-weight-asian="normal" style:font-weight-complex="normal"/>
    </style:style>
    <style:style style:name="T57" style:family="text">
      <style:text-properties fo:font-size="12pt" fo:font-weight="normal" officeooo:rsid="032462f7" style:font-weight-asian="normal" style:font-weight-complex="normal"/>
    </style:style>
    <style:style style:name="T58" style:family="text">
      <style:text-properties fo:font-size="12pt" fo:font-weight="normal" officeooo:rsid="047712ca" style:font-weight-asian="normal" style:font-weight-complex="normal"/>
    </style:style>
    <style:style style:name="T59" style:family="text">
      <style:text-properties fo:font-size="12pt" fo:font-weight="normal" officeooo:rsid="0477b320" style:font-weight-asian="normal" style:font-weight-complex="normal"/>
    </style:style>
    <style:style style:name="T60" style:family="text">
      <style:text-properties fo:font-size="12pt" fo:font-weight="normal" officeooo:rsid="04ac09ad" style:font-weight-asian="normal" style:font-weight-complex="normal"/>
    </style:style>
    <style:style style:name="T61" style:family="text">
      <style:text-properties fo:font-size="12pt" fo:font-weight="normal" officeooo:rsid="04955f14" style:font-weight-asian="normal" style:font-weight-complex="normal"/>
    </style:style>
    <style:style style:name="T62" style:family="text">
      <style:text-properties fo:font-size="12pt" fo:font-weight="normal" officeooo:rsid="049b600c" style:font-weight-asian="normal" style:font-weight-complex="normal"/>
    </style:style>
    <style:style style:name="T63" style:family="text">
      <style:text-properties fo:font-size="12pt" fo:font-weight="normal" officeooo:rsid="04ac6490" style:font-weight-asian="normal" style:font-weight-complex="normal"/>
    </style:style>
    <style:style style:name="T64" style:family="text">
      <style:text-properties fo:font-size="12pt" fo:font-weight="normal" officeooo:rsid="04adab2b" style:font-weight-asian="normal" style:font-weight-complex="normal"/>
    </style:style>
    <style:style style:name="T65" style:family="text">
      <style:text-properties fo:font-size="12pt" fo:font-weight="normal" officeooo:rsid="04b60b0f" style:font-weight-asian="normal" style:font-weight-complex="normal"/>
    </style:style>
    <style:style style:name="T66" style:family="text">
      <style:text-properties fo:font-size="12pt" fo:font-weight="normal" officeooo:rsid="04ba65d2" style:font-weight-asian="normal" style:font-weight-complex="normal"/>
    </style:style>
    <style:style style:name="T67" style:family="text">
      <style:text-properties fo:font-size="12pt" fo:font-weight="normal" officeooo:rsid="04c323cb" style:font-weight-asian="normal" style:font-weight-complex="normal"/>
    </style:style>
    <style:style style:name="T68" style:family="text">
      <style:text-properties fo:font-size="12pt" fo:font-weight="normal" officeooo:rsid="05110ab2" style:font-weight-asian="normal" style:font-weight-complex="normal"/>
    </style:style>
    <style:style style:name="T69" style:family="text">
      <style:text-properties fo:font-size="12pt" fo:font-weight="normal" officeooo:rsid="0515b1a0" style:font-weight-asian="normal" style:font-weight-complex="normal"/>
    </style:style>
    <style:style style:name="T70" style:family="text">
      <style:text-properties fo:font-size="12pt" fo:font-weight="normal" officeooo:rsid="05176925" style:font-weight-asian="normal" style:font-weight-complex="normal"/>
    </style:style>
    <style:style style:name="T71" style:family="text">
      <style:text-properties fo:font-size="12pt" fo:font-weight="normal" officeooo:rsid="051c497c" style:font-weight-asian="normal" style:font-weight-complex="normal"/>
    </style:style>
    <style:style style:name="T72" style:family="text">
      <style:text-properties fo:font-size="12pt" fo:font-weight="normal" officeooo:rsid="051d28bd" style:font-weight-asian="normal" style:font-weight-complex="normal"/>
    </style:style>
    <style:style style:name="T73" style:family="text">
      <style:text-properties fo:font-size="12pt" fo:font-weight="normal" officeooo:rsid="05154260" style:font-weight-asian="normal" style:font-weight-complex="normal"/>
    </style:style>
    <style:style style:name="T74" style:family="text">
      <style:text-properties fo:font-size="12pt" fo:font-weight="normal" officeooo:rsid="05207309" style:font-weight-asian="normal" style:font-weight-complex="normal"/>
    </style:style>
    <style:style style:name="T75" style:family="text">
      <style:text-properties fo:font-size="12pt" fo:font-weight="normal" officeooo:rsid="0520791d" style:font-weight-asian="normal" style:font-weight-complex="normal"/>
    </style:style>
    <style:style style:name="T76" style:family="text">
      <style:text-properties fo:font-size="12pt" fo:font-weight="normal" officeooo:rsid="054aff7a" style:font-weight-asian="normal" style:font-weight-complex="normal"/>
    </style:style>
    <style:style style:name="T77" style:family="text">
      <style:text-properties fo:font-size="12pt" fo:font-weight="normal" officeooo:rsid="05583484" style:font-weight-asian="normal" style:font-weight-complex="normal"/>
    </style:style>
    <style:style style:name="T78" style:family="text">
      <style:text-properties fo:font-size="12pt" fo:font-weight="normal" officeooo:rsid="055adcd8" style:font-weight-asian="normal" style:font-weight-complex="normal"/>
    </style:style>
    <style:style style:name="T79" style:family="text">
      <style:text-properties fo:font-size="12pt" fo:font-weight="normal" officeooo:rsid="055cdfde" style:font-weight-asian="normal" style:font-weight-complex="normal"/>
    </style:style>
    <style:style style:name="T80" style:family="text">
      <style:text-properties fo:font-size="12pt" fo:font-weight="normal" officeooo:rsid="05519350" style:font-weight-asian="normal" style:font-weight-complex="normal"/>
    </style:style>
    <style:style style:name="T81" style:family="text">
      <style:text-properties fo:font-size="12pt" fo:font-weight="normal" officeooo:rsid="0554acd5" style:font-weight-asian="normal" style:font-weight-complex="normal"/>
    </style:style>
    <style:style style:name="T82" style:family="text">
      <style:text-properties fo:font-size="12pt" fo:font-weight="normal" officeooo:rsid="056a97c1" style:font-weight-asian="normal" style:font-weight-complex="normal"/>
    </style:style>
    <style:style style:name="T83" style:family="text">
      <style:text-properties fo:font-size="12pt" fo:font-weight="normal" officeooo:rsid="056b3cb3" style:font-weight-asian="normal" style:font-weight-complex="normal"/>
    </style:style>
    <style:style style:name="T84" style:family="text">
      <style:text-properties fo:font-size="12pt" fo:font-weight="normal" officeooo:rsid="056cc372" style:font-weight-asian="normal" style:font-weight-complex="normal"/>
    </style:style>
    <style:style style:name="T85" style:family="text">
      <style:text-properties fo:font-size="12pt" fo:font-weight="normal" officeooo:rsid="056edcf5" style:font-weight-asian="normal" style:font-weight-complex="normal"/>
    </style:style>
    <style:style style:name="T86" style:family="text">
      <style:text-properties fo:font-size="12pt" fo:font-weight="normal" officeooo:rsid="05708724" style:font-weight-asian="normal" style:font-weight-complex="normal"/>
    </style:style>
    <style:style style:name="T87" style:family="text">
      <style:text-properties fo:font-size="12pt" fo:font-weight="normal" officeooo:rsid="057186bd" style:font-weight-asian="normal" style:font-weight-complex="normal"/>
    </style:style>
    <style:style style:name="T88" style:family="text">
      <style:text-properties fo:font-size="12pt" fo:font-weight="normal" officeooo:rsid="05771dec" style:font-weight-asian="normal" style:font-weight-complex="normal"/>
    </style:style>
    <style:style style:name="T89" style:family="text">
      <style:text-properties fo:font-size="12pt" fo:font-weight="normal" officeooo:rsid="05791fa3" style:font-weight-asian="normal" style:font-weight-complex="normal"/>
    </style:style>
    <style:style style:name="T90" style:family="text">
      <style:text-properties fo:font-size="12pt" fo:font-weight="normal" officeooo:rsid="0585bd08" style:font-weight-asian="normal" style:font-weight-complex="normal"/>
    </style:style>
    <style:style style:name="T91" style:family="text">
      <style:text-properties fo:font-size="12pt" fo:font-weight="normal" officeooo:rsid="05871c07" style:font-weight-asian="normal" style:font-weight-complex="normal"/>
    </style:style>
    <style:style style:name="T92" style:family="text">
      <style:text-properties fo:font-size="12pt" fo:font-weight="normal" officeooo:rsid="05874e8f" style:font-weight-asian="normal" style:font-weight-complex="normal"/>
    </style:style>
    <style:style style:name="T93" style:family="text">
      <style:text-properties fo:font-size="12pt" fo:font-weight="normal" officeooo:rsid="0598c77b" style:font-weight-asian="normal" style:font-weight-complex="normal"/>
    </style:style>
    <style:style style:name="T94" style:family="text">
      <style:text-properties fo:font-size="12pt" fo:font-weight="normal" officeooo:rsid="059a7257" style:font-weight-asian="normal" style:font-weight-complex="normal"/>
    </style:style>
    <style:style style:name="T95" style:family="text">
      <style:text-properties fo:font-size="12pt" fo:font-weight="normal" officeooo:rsid="059e0a25" style:font-weight-asian="normal" style:font-weight-complex="normal"/>
    </style:style>
    <style:style style:name="T96" style:family="text">
      <style:text-properties fo:font-size="12pt" fo:font-weight="normal" officeooo:rsid="05a11c62" style:font-weight-asian="normal" style:font-weight-complex="normal"/>
    </style:style>
    <style:style style:name="T97" style:family="text">
      <style:text-properties fo:font-size="12pt" fo:font-weight="normal" officeooo:rsid="05a24ea4" style:font-weight-asian="normal" style:font-weight-complex="normal"/>
    </style:style>
    <style:style style:name="T98" style:family="text">
      <style:text-properties fo:font-size="12pt" fo:font-weight="normal" officeooo:rsid="05a4098e" style:font-weight-asian="normal" style:font-weight-complex="normal"/>
    </style:style>
    <style:style style:name="T99" style:family="text">
      <style:text-properties fo:font-size="12pt" fo:font-weight="normal" officeooo:rsid="05a97cdf" style:font-weight-asian="normal" style:font-weight-complex="normal"/>
    </style:style>
    <style:style style:name="T100" style:family="text">
      <style:text-properties fo:font-size="12pt" fo:font-weight="normal" officeooo:rsid="05aa6092" style:font-weight-asian="normal" style:font-weight-complex="normal"/>
    </style:style>
    <style:style style:name="T101" style:family="text">
      <style:text-properties fo:font-size="12pt" fo:font-weight="normal" officeooo:rsid="05ad08b3" style:font-weight-asian="normal" style:font-weight-complex="normal"/>
    </style:style>
    <style:style style:name="T102" style:family="text">
      <style:text-properties fo:font-size="12pt" fo:font-weight="normal" officeooo:rsid="05ad4d55" style:font-weight-asian="normal" style:font-weight-complex="normal"/>
    </style:style>
    <style:style style:name="T103" style:family="text">
      <style:text-properties fo:font-size="12pt" fo:font-weight="normal" officeooo:rsid="05ae87b6" style:font-weight-asian="normal" style:font-weight-complex="normal"/>
    </style:style>
    <style:style style:name="T104" style:family="text">
      <style:text-properties fo:font-size="12pt" fo:font-weight="normal" officeooo:rsid="05af47c2" style:font-weight-asian="normal" style:font-weight-complex="normal"/>
    </style:style>
    <style:style style:name="T105" style:family="text">
      <style:text-properties fo:font-size="12pt" fo:font-weight="normal" officeooo:rsid="05afbc83" style:font-weight-asian="normal" style:font-weight-complex="normal"/>
    </style:style>
    <style:style style:name="T106" style:family="text">
      <style:text-properties fo:font-size="12pt" fo:font-style="italic" fo:font-weight="normal" officeooo:rsid="049b600c" style:font-style-asian="italic" style:font-weight-asian="normal" style:font-style-complex="italic" style:font-weight-complex="normal"/>
    </style:style>
    <style:style style:name="T107" style:family="text">
      <style:text-properties officeooo:rsid="04a43411"/>
    </style:style>
    <style:style style:name="T108" style:family="text">
      <style:text-properties officeooo:rsid="04a6e1a5"/>
    </style:style>
    <style:style style:name="T109" style:family="text">
      <style:text-properties officeooo:rsid="04f462f8"/>
    </style:style>
    <style:style style:name="T110" style:family="text">
      <style:text-properties officeooo:rsid="04f5b6a5"/>
    </style:style>
    <style:style style:name="T111" style:family="text">
      <style:text-properties officeooo:rsid="05078c9f"/>
    </style:style>
    <style:style style:name="T112" style:family="text">
      <style:text-properties officeooo:rsid="0102ea42"/>
    </style:style>
    <style:style style:name="T113" style:family="text">
      <style:text-properties officeooo:rsid="052893e5"/>
    </style:style>
    <style:style style:name="T114" style:family="text">
      <style:text-properties officeooo:rsid="052e9295"/>
    </style:style>
    <style:style style:name="T115" style:family="text">
      <style:text-properties officeooo:rsid="0530cbe2"/>
    </style:style>
    <style:style style:name="T116" style:family="text">
      <style:text-properties officeooo:rsid="05342ec1"/>
    </style:style>
    <style:style style:name="T117" style:family="text">
      <style:text-properties officeooo:rsid="0543796c"/>
    </style:style>
    <style:style style:name="T118" style:family="text">
      <style:text-properties officeooo:rsid="0550948b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49b600c" style:font-style-asian="normal" style:font-style-complex="normal"/>
    </style:style>
    <style:style style:name="T121" style:family="text">
      <style:text-properties fo:font-style="normal" officeooo:rsid="0590ab74" style:font-style-asian="normal" style:font-style-complex="normal"/>
    </style:style>
    <style:style style:name="T122" style:family="text">
      <style:text-properties fo:font-style="normal" officeooo:rsid="05baa670" style:font-style-asian="normal" style:font-style-complex="normal"/>
    </style:style>
    <style:style style:name="T123" style:family="text">
      <style:text-properties fo:font-style="normal" officeooo:rsid="05bcb849" style:font-style-asian="normal" style:font-style-complex="normal"/>
    </style:style>
    <style:style style:name="T124" style:family="text">
      <style:text-properties fo:font-style="normal" officeooo:rsid="05bf2a9e" style:font-style-asian="normal" style:font-style-complex="normal"/>
    </style:style>
    <style:style style:name="T125" style:family="text">
      <style:text-properties fo:font-style="normal" officeooo:rsid="05ca0600" style:font-style-asian="normal" style:font-style-complex="normal"/>
    </style:style>
    <style:style style:name="T126" style:family="text">
      <style:text-properties fo:font-style="normal" officeooo:rsid="05cb147a" style:font-style-asian="normal" style:font-style-complex="normal"/>
    </style:style>
    <style:style style:name="T127" style:family="text">
      <style:text-properties fo:font-style="normal" officeooo:rsid="05ccb7f8" style:font-style-asian="normal" style:font-style-complex="normal"/>
    </style:style>
    <style:style style:name="T128" style:family="text">
      <style:text-properties fo:font-style="normal" officeooo:rsid="05ceb26e" style:font-style-asian="normal" style:font-style-complex="normal"/>
    </style:style>
    <style:style style:name="T129" style:family="text">
      <style:text-properties fo:font-style="normal" officeooo:rsid="05d23148" style:font-style-asian="normal" style:font-style-complex="normal"/>
    </style:style>
    <style:style style:name="T130" style:family="text">
      <style:text-properties fo:font-style="normal" officeooo:rsid="05d39ea4" style:font-style-asian="normal" style:font-style-complex="normal"/>
    </style:style>
    <style:style style:name="T131" style:family="text">
      <style:text-properties fo:font-style="normal" officeooo:rsid="05d5c291" style:font-style-asian="normal" style:font-style-complex="normal"/>
    </style:style>
    <style:style style:name="T132" style:family="text">
      <style:text-properties fo:font-style="normal" officeooo:rsid="05d637e0" style:font-style-asian="normal" style:font-style-complex="normal"/>
    </style:style>
    <style:style style:name="T133" style:family="text">
      <style:text-properties fo:font-style="normal" officeooo:rsid="05d9821f" style:font-style-asian="normal" style:font-style-complex="normal"/>
    </style:style>
    <style:style style:name="T134" style:family="text">
      <style:text-properties fo:font-style="normal" officeooo:rsid="05dbef89" style:font-style-asian="normal" style:font-style-complex="normal"/>
    </style:style>
    <style:style style:name="T135" style:family="text">
      <style:text-properties fo:font-style="normal" officeooo:rsid="05dfd7f8" style:font-style-asian="normal" style:font-style-complex="normal"/>
    </style:style>
    <style:style style:name="T136" style:family="text">
      <style:text-properties fo:font-style="normal" officeooo:rsid="05e462b4" style:font-style-asian="normal" style:font-style-complex="normal"/>
    </style:style>
    <style:style style:name="T137" style:family="text">
      <style:text-properties fo:font-style="normal" officeooo:rsid="05e642dd" style:font-style-asian="normal" style:font-style-complex="normal"/>
    </style:style>
    <style:style style:name="T138" style:family="text">
      <style:text-properties fo:font-style="normal" officeooo:rsid="05f1382c" style:font-style-asian="normal" style:font-style-complex="normal"/>
    </style:style>
    <style:style style:name="T139" style:family="text">
      <style:text-properties fo:font-style="normal" officeooo:rsid="05f815fb" style:font-style-asian="normal" style:font-style-complex="normal"/>
    </style:style>
    <style:style style:name="T140" style:family="text">
      <style:text-properties fo:font-style="normal" officeooo:rsid="05ffa26e" style:font-style-asian="normal" style:font-style-complex="normal"/>
    </style:style>
    <style:style style:name="T141" style:family="text">
      <style:text-properties fo:font-style="normal" officeooo:rsid="060114c0" style:font-style-asian="normal" style:font-style-complex="normal"/>
    </style:style>
    <style:style style:name="T142" style:family="text">
      <style:text-properties officeooo:rsid="05c14c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142">Tutorial: Generalizando </text:span>Funções e <text:span text:style-name="T44">Estruturas de Dados Através de Ponteiros Nulos</text:span></text:p>
      <text:p text:style-name="P7"/>
      <text:p text:style-name="P8"/>
      <text:p text:style-name="P63">Rodrigo Cezar Silveira</text:p>
      <text:p text:style-name="P9">Introdução</text:p>
      <text:p text:style-name="P1"/>
      <text:p text:style-name="P54">Um ponteiro nulo é capaz de referenciar qualquer tipo <text:span text:style-name="T5">de dados</text:span>, <text:span text:style-name="T1">primitivos ou compostos </text:span>(struct), <text:span text:style-name="T8">sendo </text:span>um <text:span text:style-name="T6">recurso </text:span>poderos<text:span text:style-name="T7">o</text:span> quando se trata da con<text:span text:style-name="T2">s</text:span>trução de funções e estruturas de dados genéricas. <text:span text:style-name="T38">Tendo domínio sobre estes princípios, b</text:span>astaria <text:span text:style-name="T41">a nós, </text:span>construir uma única vez <text:span text:style-name="T38">determinada</text:span> <text:span text:style-name="T39">função ou </text:span>estrutura de dados, a qual seria capaz de <text:span text:style-name="T40">manipular </text:span>dados <text:span text:style-name="T40">de </text:span>qualquer tipo, inclusive, dados heterog<text:span text:style-name="T6">ê</text:span>neos (variáveis de diferentes tipos de dados ao mesmo tempo),<text:span text:style-name="T3"> dessa forma poderíamos utilizá-la para os mais diversos propósitos.</text:span></text:p>
      <text:p text:style-name="P4"/>
      <text:p text:style-name="P55"><text:span text:style-name="T113">Em contrapartida, e</text:span>sta <text:span text:style-name="T4">maior </text:span>flexibilidade, <text:span text:style-name="T113">exige </text:span>um <text:span text:style-name="T42">esforço adicional: a </text:span>desvantagem <text:span text:style-name="T43">do uso de ponteiros </text:span>de tipo void reside sobre a impossibilidade de <text:span text:style-name="T45">os desreferenciarmos</text:span> diretamente, <text:span text:style-name="T46">fato que nos obriga a primeiramente realizar uma </text:span>conver<text:span text:style-name="T47">s</text:span>ão de tipo (cast) <text:span text:style-name="T48">para transformá-lo no </text:span>tipo <text:span text:style-name="T49">de dados </text:span>desejado, <text:span text:style-name="T114">para só então desreferenciá-lo</text:span>.</text:p>
      <text:p text:style-name="P2"/>
      <text:p text:style-name="P22">Este documento não se trata de um guia completo sobre ponteiros para tipo void, mas apenas elucida brevemente os conceitos básicos para sua utilização na implementação de TADs genéricas. Embora <text:span text:style-name="T115">este </text:span>texto <text:span text:style-name="T115">tenha sido escrito da forma mais “enxuta” o possível</text:span>, maiores informações podem ser encontradas diretamente no código-<text:span text:style-name="T116">fonte </text:span>de exemplo.</text:p>
      <text:p text:style-name="P2"/>
      <text:p text:style-name="P3"/>
      <text:p text:style-name="P10">Ponteiro Nulo, O B<text:span text:style-name="T25">êabá da Generalização</text:span></text:p>
      <text:p text:style-name="P5"/>
      <text:p text:style-name="P5">Um ponteiro nulo <text:span text:style-name="T26">é </text:span>declarado <text:span text:style-name="T27">da </text:span>seguinte forma:</text:p>
      <text:p text:style-name="P5"/>
      <text:list xml:id="list8870073141856437094" text:style-name="L1">
        <text:list-item>
          <text:list>
            <text:list-item>
              <text:p text:style-name="P25">void* p;</text:p>
            </text:list-item>
          </text:list>
        </text:list-item>
      </text:list>
      <text:p text:style-name="P5"/>
      <text:p text:style-name="P5"/>
      <text:p text:style-name="P18">Este <text:span text:style-name="T28">se comporta como um ponteiro ordinário, porém pode </text:span>referenciar variáveis <text:span text:style-name="T29">de qualquer tipo, inclusive tipos compostos. Abaixo encontramos um exemplo simples, utilizando uma variável inteira e uma variável alfanumérica:</text:span></text:p>
      <text:p text:style-name="P18"/>
      <text:list xml:id="list6160835305066543412" text:style-name="L2">
        <text:list-item>
          <text:list>
            <text:list-item>
              <text:p text:style-name="P26">void* p;</text:p>
            </text:list-item>
            <text:list-item>
              <text:p text:style-name="P26">i<text:span text:style-name="T50">nt i;</text:span></text:p>
            </text:list-item>
            <text:list-item>
              <text:p text:style-name="P29">char c;</text:p>
            </text:list-item>
            <text:list-item>
              <text:p text:style-name="P29">p = &amp;i;</text:p>
            </text:list-item>
            <text:list-item>
              <text:p text:style-name="P29">p = &amp;c;</text:p>
            </text:list-item>
            <text:list-item>
              <text:p text:style-name="P29">...</text:p>
            </text:list-item>
          </text:list>
        </text:list-item>
      </text:list>
      <text:p text:style-name="P5"/>
      <text:p text:style-name="P5"/>
      <text:p text:style-name="P19">Como dito anteriormente, ponteiros nulos não podem ser de<text:span text:style-name="T36">s</text:span>referenciados diretamente, em outras palavras, isto significa que não temos acesso direto à seu conteúdo, mas devemos primeiramente efetuar uma conversão de tipo, para então o desrefenciar.</text:p>
      <text:p text:style-name="P15"/>
      <text:p text:style-name="P15"/>
      <text:p text:style-name="P15"/>
      <text:p text:style-name="P15"><text:soft-page-break/><text:span text:style-name="T37">Dessa forma, ao trabalharmos com ponteiros nulos devemos respeitar o seguinte procedimento antes de acessarmos seu conteúdo</text:span>:</text:p>
      <text:p text:style-name="P6"/>
      <text:p text:style-name="P24"><text:span text:style-name="T9">1-</text:span> Converte<text:span text:style-name="T19">r </text:span>o ponteiro nulo para um ponteiro de tipo desejado; por exemplo se desejamos armazenar o conteúdo de uma variável inteira devemos convertê-lo para um ponteiro para inteiro<text:span text:style-name="T20">s </text:span>&lt;&lt;int*&gt;&gt;.</text:p>
      <text:p text:style-name="P24"><text:s text:c="12"/></text:p>
      <text:p text:style-name="P24"><text:span text:style-name="T9">2-</text:span> <text:s/>Uma vez convertido, o ponteiro nulo agora passa a ser um ponteiro de algum tipo específico e dessa forma podemos desreferenciá-lo <text:span text:style-name="T117">para</text:span> acess<text:span text:style-name="T21">ar ou definir </text:span>seu conteúdo.</text:p>
      <text:p text:style-name="P14"/>
      <text:p text:style-name="P16">Exemplo:</text:p>
      <text:p text:style-name="P16"/>
      <text:list xml:id="list6813086236820971284" text:style-name="L3">
        <text:list-item>
          <text:list>
            <text:list-item>
              <text:p text:style-name="P30"><text:span text:style-name="T112">char c</text:span>;</text:p>
            </text:list-item>
            <text:list-item>
              <text:p text:style-name="P27">void* p;</text:p>
            </text:list-item>
            <text:list-item>
              <text:p text:style-name="P31">char* p_aux_char;</text:p>
            </text:list-item>
            <text:list-item>
              <text:p text:style-name="P32">p = &amp;c;</text:p>
            </text:list-item>
            <text:list-item>
              <text:p text:style-name="P33">p_aux_char = (int*)p;</text:p>
            </text:list-item>
            <text:list-item>
              <text:p text:style-name="P34">*p_aux_char = ‘m’;</text:p>
            </text:list-item>
          </text:list>
        </text:list-item>
      </text:list>
      <text:p text:style-name="P17"/>
      <text:p text:style-name="P17"/>
      <text:p text:style-name="P17"><text:span text:style-name="T22">P</text:span>oderíamos ainda realizar o mesmo procedimento de uma forma <text:span text:style-name="T23">mais resumida, realizando a conversão de tipo e o desreferenciamento em uma única etapa:</text:span></text:p>
      <text:p text:style-name="P21"/>
      <text:list xml:id="list3233964324216101404" text:style-name="L4">
        <text:list-item>
          <text:list>
            <text:list-item>
              <text:p text:style-name="P37"><text:span text:style-name="T13">char </text:span><text:span text:style-name="T15">c</text:span><text:span text:style-name="T9">;</text:span></text:p>
            </text:list-item>
            <text:list-item>
              <text:p text:style-name="P28">void* p;</text:p>
            </text:list-item>
            <text:list-item>
              <text:p text:style-name="P38"><text:span text:style-name="T18">p = &amp;</text:span><text:span text:style-name="T15">c</text:span><text:span text:style-name="T18">;</text:span></text:p>
            </text:list-item>
            <text:list-item>
              <text:p text:style-name="P38"><text:span text:style-name="T17">*(</text:span><text:span text:style-name="T10">(int*)p</text:span><text:span text:style-name="T17">) </text:span><text:span text:style-name="T14"><text:s/></text:span><text:span text:style-name="T11">= </text:span><text:span text:style-name="T12">‘</text:span><text:span text:style-name="T16">m</text:span><text:span text:style-name="T12">’</text:span><text:span text:style-name="T10">;</text:span></text:p>
            </text:list-item>
          </text:list>
        </text:list-item>
      </text:list>
      <text:p text:style-name="P13"/>
      <text:p text:style-name="P12"><text:a xlink:type="simple" xlink:href="https://github.com/bio-automata/DDSL4C/blob/master/null_pointer_example.c" text:style-name="Internet_20_link" text:visited-style-name="Visited_20_Internet_20_Link"/></text:p>
      <text:p text:style-name="P12"><text:a xlink:type="simple" xlink:href="https://github.com/bio-automata/DDSL4C/blob/master/null_pointer_example.c" text:style-name="Internet_20_link" text:visited-style-name="Visited_20_Internet_20_Link"><text:span text:style-name="T52">E</text:span></text:a><text:a xlink:type="simple" xlink:href="https://github.com/bio-automata/DDSL4C/blob/master/null_pointer_example.c" text:style-name="Internet_20_link" text:visited-style-name="Visited_20_Internet_20_Link">xemplo </text:a><text:a xlink:type="simple" xlink:href="https://github.com/bio-automata/DDSL4C/blob/master/null_pointer_example.c" text:style-name="Internet_20_link" text:visited-style-name="Visited_20_Internet_20_Link"><text:span text:style-name="T24">simples sobre uso de ponteiro nulo</text:span></text:a></text:p>
      <text:p text:style-name="P20"/>
      <text:p text:style-name="P5"/>
      <text:p text:style-name="P11"><text:span text:style-name="T31">Aliando </text:span>Ponteiro Nulo,<text:span text:style-name="T30"> </text:span>Funções <text:span text:style-name="T51">e Alocação Dinâmica</text:span></text:p>
      <text:p text:style-name="P5"/>
      <text:p text:style-name="P23">Funções podem <text:span text:style-name="T34">tanto </text:span>retornar <text:span text:style-name="T35">um </text:span>ponteiro nulo com<text:span text:style-name="T33">o</text:span> também receb<text:span text:style-name="T32">ê-los como </text:span>argumento,<text:span text:style-name="T53"> não estando limitadas à trabalhar apenas com tipos específicos de dados.</text:span></text:p>
      <text:p text:style-name="P23"/>
      <text:list xml:id="list4894665262143537319" text:style-name="L5">
        <text:list-item>
          <text:list>
            <text:list-item>
              <text:p text:style-name="P35"><text:span text:style-name="T110">v</text:span>oid* f<text:span text:style-name="T109">unc</text:span>(<text:span text:style-name="T110">v</text:span>oid* <text:span text:style-name="T110">a, v</text:span>oid* <text:span text:style-name="T110">b</text:span>){</text:p>
            </text:list-item>
            <text:list-item>
              <text:p text:style-name="P36"><text:tab/>…</text:p>
            </text:list-item>
            <text:list-item>
              <text:p text:style-name="P36"><text:tab/><text:span text:style-name="T111">return a;</text:span></text:p>
            </text:list-item>
            <text:list-item>
              <text:p text:style-name="P36">}</text:p>
            </text:list-item>
          </text:list>
        </text:list-item>
      </text:list>
      <text:p text:style-name="P39"/>
      <text:p text:style-name="P39"/>
      <text:p text:style-name="P23"><text:span text:style-name="T55">As funções </text:span><text:span text:style-name="T56">de alocação dinâmica </text:span><text:span text:style-name="T55">podem ser utilizadas </text:span><text:span text:style-name="T57">seguindo os mesmos procedimentos </text:span><text:span text:style-name="T58">aprendidos durante as disciplinas de Estruturas de Dados, </text:span><text:span text:style-name="T55">d</text:span><text:span text:style-name="T65">e</text:span><text:span text:style-name="T55"> forma </text:span><text:span text:style-name="T65">similar </text:span><text:span text:style-name="T55">como quando trabalhamos </text:span><text:span text:style-name="T56">com tipos de dados esp</text:span><text:span text:style-name="T59">e</text:span><text:span text:style-name="T56">cíficos. </text:span><text:span text:style-name="T68">O </text:span><text:span text:style-name="T73">seguinte exemplo </text:span><text:span text:style-name="T72">aborda </text:span><text:span text:style-name="T69">com</text:span><text:span text:style-name="T71">o</text:span><text:span text:style-name="T69"> poder</text:span><text:span text:style-name="T70">í</text:span><text:span text:style-name="T69">amos alocar </text:span><text:span text:style-name="T73">um vetor de 100 posições</text:span><text:span text:style-name="T74"> ou para uma variável de 100 b</text:span><text:span text:style-name="T75">i</text:span><text:span text:style-name="T74">t</text:span><text:span text:style-name="T75">s</text:span><text:span text:style-name="T73">:</text:span></text:p>
      <text:p text:style-name="P40"/>
      <text:list xml:id="list3941066105864679359" text:style-name="L6">
        <text:list-item>
          <text:list>
            <text:list-item>
              <text:p text:style-name="P42">void* p;</text:p>
            </text:list-item>
            <text:list-item>
              <text:p text:style-name="P45">p = malloc(100);</text:p>
            </text:list-item>
            <text:list-item>
              <text:p text:style-name="P44">...</text:p>
            </text:list-item>
            <text:list-item>
              <text:p text:style-name="P43"><text:span text:style-name="T119">free(p);</text:span></text:p>
            </text:list-item>
          </text:list>
        </text:list-item>
      </text:list>
      <text:p text:style-name="P58"><text:soft-page-break/><text:span text:style-name="T60">Com isso podemos nos beneficiar </text:span><text:span text:style-name="T62">dest</text:span><text:span text:style-name="T63">e recurso</text:span><text:span text:style-name="T62"> </text:span><text:span text:style-name="T64">para </text:span><text:span text:style-name="T66">a </text:span><text:span text:style-name="T61">constru</text:span><text:span text:style-name="T66">ção de </text:span><text:span text:style-name="T64">e</text:span><text:span text:style-name="T61">struturas de dados </text:span><text:span text:style-name="T76">genéricas</text:span><text:span text:style-name="T62">, por exemplo, a estrutura abaixo poderia ser utilizada para criar uma árvore binária, a qual poderia armazenar </text:span><text:span text:style-name="T67">variáveis de </text:span><text:span text:style-name="T62">qualquer tipo em seu campo </text:span><text:span text:style-name="T106">data.</text:span></text:p>
      <text:p text:style-name="P58"><text:span text:style-name="T106"/></text:p>
      <text:p text:style-name="P60"/>
      <text:list xml:id="list2785582477537983805" text:style-name="L7">
        <text:list-item>
          <text:list>
            <text:list-item>
              <text:p text:style-name="P47">typedef struct S<text:span text:style-name="T107">Node</text:span>{</text:p>
            </text:list-item>
            <text:list-item>
              <text:p text:style-name="P47"><text:tab/>void *data;</text:p>
            </text:list-item>
            <text:list-item>
              <text:p text:style-name="P48"><text:tab/>struct S<text:span text:style-name="T108">Node </text:span>*left;</text:p>
            </text:list-item>
            <text:list-item>
              <text:p text:style-name="P48"><text:tab/>struct S<text:span text:style-name="T108">Node </text:span>*right;</text:p>
            </text:list-item>
            <text:list-item>
              <text:p text:style-name="P48">} <text:span text:style-name="T107">Node</text:span>;</text:p>
            </text:list-item>
          </text:list>
        </text:list-item>
      </text:list>
      <text:p text:style-name="P49"/>
      <text:p text:style-name="P49"/>
      <text:p text:style-name="P53"><text:a xlink:type="simple" xlink:href="https://github.com/bio-automata/DDSL4C/tree/master/doubleLinkedList" text:style-name="Internet_20_link" text:visited-style-name="Visited_20_Internet_20_Link"><text:span text:style-name="T120">Exemplo de uma lista encadeada genérica</text:span></text:a></text:p>
      <text:p text:style-name="P53"><text:span text:style-name="T120"/></text:p>
      <text:p text:style-name="P49"/>
      <text:p text:style-name="P61"><text:span text:style-name="T62">D</text:span><text:span text:style-name="T54">e uma forma ainda mais radical, poder</text:span><text:span text:style-name="T77">í</text:span><text:span text:style-name="T54">amos definir a</text:span><text:span text:style-name="T82">s</text:span><text:span text:style-name="T54"> sub-árvore</text:span><text:span text:style-name="T82">s</text:span><text:span text:style-name="T54"> à direita </text:span><text:span text:style-name="T78">e</text:span><text:span text:style-name="T77"> </text:span><text:span text:style-name="T54">à esquerda como também sendo um ponteiro para void, </text:span><text:span text:style-name="T79">dessa </text:span><text:span text:style-name="T83">forma </text:span><text:span text:style-name="T80">possu</text:span><text:span text:style-name="T88">iría</text:span><text:span text:style-name="T80">mos uma árvore </text:span><text:span text:style-name="T99">binária</text:span><text:span text:style-name="T80"> a qual </text:span><text:span text:style-name="T96">de certa forma deixaria de ser uma </text:span><text:span text:style-name="T97">árvore, </text:span><text:span text:style-name="T98">mas</text:span><text:span text:style-name="T80"> pode</text:span><text:span text:style-name="T89">ria</text:span><text:span text:style-name="T80"> </text:span><text:span text:style-name="T83">armazenar</text:span><text:span text:style-name="T80"> </text:span><text:span text:style-name="T81">variáve</text:span><text:span text:style-name="T100">is </text:span><text:span text:style-name="T81">de qualquer tipo em seus</text:span><text:span text:style-name="T80"> nó</text:span><text:span text:style-name="T81">s, </text:span><text:span text:style-name="T85">até mesmo </text:span><text:span text:style-name="T84">outras estruturas de dados! </text:span><text:span text:style-name="T93">Tal abordagem </text:span><text:span text:style-name="T101">é </text:span><text:span text:style-name="T93">desaconselhada visto o esforço necessário para realizar as devidas conversões de </text:span><text:span text:style-name="T94">tipo,</text:span><text:span text:style-name="T93"> </text:span><text:span text:style-name="T95">e </text:span><text:span text:style-name="T92">aqui </text:span><text:span text:style-name="T95">f</text:span><text:span text:style-name="T86">ica a dúvida se tal propriedade </text:span><text:span text:style-name="T91">é </text:span><text:span text:style-name="T90">apenas mais uma </text:span><text:span text:style-name="T102">brecha para a criação </text:span><text:span text:style-name="T90">de </text:span><text:span text:style-name="T80">gambiarra</text:span><text:span text:style-name="T87">s ou se </text:span><text:span text:style-name="T103">uma vez</text:span><text:span text:style-name="T87"> </text:span><text:span text:style-name="T95">utilizada da maneira c</text:span><text:span text:style-name="T104">orr</text:span><text:span text:style-name="T95">eta pode</text:span><text:span text:style-name="T105">ria</text:span><text:span text:style-name="T95"> se tornar</text:span><text:span text:style-name="T87"> um recurso realmente poderoso.</text:span></text:p>
      <text:p text:style-name="P59"/>
      <text:list xml:id="list6466077355473277831" text:style-name="L8">
        <text:list-item>
          <text:list>
            <text:list-item>
              <text:p text:style-name="P51">typedef struct S<text:span text:style-name="T107">Node</text:span>{</text:p>
            </text:list-item>
            <text:list-item>
              <text:p text:style-name="P51"><text:tab/>void *data;</text:p>
            </text:list-item>
            <text:list-item>
              <text:p text:style-name="P51"><text:tab/><text:span text:style-name="T118">void </text:span>*left;</text:p>
            </text:list-item>
            <text:list-item>
              <text:p text:style-name="P52"><text:tab/><text:span text:style-name="T118">void </text:span>*right;</text:p>
            </text:list-item>
            <text:list-item>
              <text:p text:style-name="P51">} <text:span text:style-name="T107">Node</text:span>;</text:p>
            </text:list-item>
          </text:list>
        </text:list-item>
      </text:list>
      <text:p text:style-name="P50"/>
      <text:p text:style-name="P56"><text:span text:style-name="T121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41"><text:span text:style-name="T119"/></text:p>
      <text:p text:style-name="P57"><text:span text:style-name="T119">E então c</text:span><text:span text:style-name="T122">hegamos ao fim d</text:span><text:span text:style-name="T125">este</text:span><text:span text:style-name="T122"> tutorial, </text:span><text:span text:style-name="T119">e</text:span><text:span text:style-name="T123">spero ter </text:span><text:span text:style-name="T126">lhe </text:span><text:span text:style-name="T123">ajudado! 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7:52:34.761282033</meta:creation-date>
    <dc:date>2017-08-03T16:35:06.659137055</dc:date>
    <meta:editing-duration>PT8H24M20S</meta:editing-duration>
    <meta:editing-cycles>794</meta:editing-cycles>
    <meta:generator>LibreOffice/5.1.6.2$Linux_X86_64 LibreOffice_project/10m0$Build-2</meta:generator>
    <meta:document-statistic meta:table-count="0" meta:image-count="0" meta:object-count="0" meta:page-count="3" meta:paragraph-count="59" meta:word-count="734" meta:character-count="4529" meta:non-whitespace-character-count="3865"/>
  </office:meta>
</office:document-meta>
</file>